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9-01T00:00:00" table:style-name="ce5">
            <text:p>2022/9/1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37929" table:style-name="ce6">
            <text:p>37,929<text:s/></text:p>
          </table:table-cell>
          <table:table-cell office:value-type="float" office:value="35173" table:style-name="ce6">
            <text:p>35,173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20770" table:style-name="ce6">
            <text:p>20,770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30771" table:style-name="ce6">
            <text:p>30,771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103820" table:style-name="ce6">
            <text:p>103,820<text:s/></text:p>
          </table:table-cell>
          <table:table-cell office:value-type="float" office:value="36351" table:style-name="ce6">
            <text:p>36,351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19338" table:style-name="ce6">
            <text:p>19,338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20805" table:style-name="ce6">
            <text:p>20,805<text:s/></text:p>
          </table:table-cell>
          <table:table-cell office:value-type="float" office:value="19235" table:style-name="ce6">
            <text:p>19,235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20206" table:style-name="ce6">
            <text:p>20,206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32859" table:style-name="ce6">
            <text:p>32,859<text:s/></text:p>
          </table:table-cell>
          <table:table-cell office:value-type="float" office:value="31512" table:style-name="ce6">
            <text:p>31,512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0165" table:style-name="ce6">
            <text:p>20,165<text:s/></text:p>
          </table:table-cell>
          <table:table-cell office:value-type="float" office:value="45434" table:style-name="ce6">
            <text:p>45,434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53055" table:style-name="ce6">
            <text:p>53,055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17062" table:style-name="ce6">
            <text:p>17,062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33974" table:style-name="ce6">
            <text:p>33,974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23837" table:style-name="ce6">
            <text:p>23,837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4647" table:style-name="ce6">
            <text:p>4,647<text:s/></text:p>
          </table:table-cell>
          <table:table-cell table:number-columns-repeated="16264"/>
        </table:table-row>
        <table:table-row table:style-name="ro2">
          <table:table-cell office:value-type="date" office:date-value="2022-09-02T00:00:00" table:style-name="ce5">
            <text:p>2022/9/2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38992" table:style-name="ce6">
            <text:p>38,992<text:s/></text:p>
          </table:table-cell>
          <table:table-cell office:value-type="float" office:value="37984" table:style-name="ce6">
            <text:p>37,984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20731" table:style-name="ce6">
            <text:p>20,731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116353" table:style-name="ce6">
            <text:p>116,353<text:s/></text:p>
          </table:table-cell>
          <table:table-cell office:value-type="float" office:value="38925" table:style-name="ce6">
            <text:p>38,925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31682" table:style-name="ce6">
            <text:p>31,682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19907" table:style-name="ce6">
            <text:p>19,907<text:s/></text:p>
          </table:table-cell>
          <table:table-cell office:value-type="float" office:value="47977" table:style-name="ce6">
            <text:p>47,977<text:s/></text:p>
          </table:table-cell>
          <table:table-cell office:value-type="float" office:value="18687" table:style-name="ce6">
            <text:p>18,687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30293" table:style-name="ce6">
            <text:p>30,293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56459" table:style-name="ce6">
            <text:p>56,459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26777" table:style-name="ce6">
            <text:p>26,777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35708" table:style-name="ce6">
            <text:p>35,708<text:s/></text:p>
          </table:table-cell>
          <table:table-cell office:value-type="float" office:value="20264" table:style-name="ce6">
            <text:p>20,264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19335" table:style-name="ce6">
            <text:p>19,335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4823" table:style-name="ce6">
            <text:p>4,823<text:s/></text:p>
          </table:table-cell>
          <table:table-cell table:number-columns-repeated="16264"/>
        </table:table-row>
        <table:table-row table:style-name="ro2">
          <table:table-cell office:value-type="date" office:date-value="2022-09-03T00:00:00" table:style-name="ce5">
            <text:p>2022/9/3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84090" table:style-name="ce6">
            <text:p>84,090<text:s/></text:p>
          </table:table-cell>
          <table:table-cell office:value-type="float" office:value="31653" table:style-name="ce6">
            <text:p>31,653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3262" table:style-name="ce6">
            <text:p>23,262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39273" table:style-name="ce6">
            <text:p>39,27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35325" table:style-name="ce6">
            <text:p>35,325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2366" table:style-name="ce6">
            <text:p>2,366<text:s/></text:p>
          </table:table-cell>
          <table:table-cell table:number-columns-repeated="16264"/>
        </table:table-row>
        <table:table-row table:style-name="ro2">
          <table:table-cell office:value-type="date" office:date-value="2022-09-04T00:00:00" table:style-name="ce5">
            <text:p>2022/9/4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79187" table:style-name="ce6">
            <text:p>79,187<text:s/></text:p>
          </table:table-cell>
          <table:table-cell office:value-type="float" office:value="28827" table:style-name="ce6">
            <text:p>28,827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20457" table:style-name="ce6">
            <text:p>20,457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15384" table:style-name="ce6">
            <text:p>15,384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194" table:style-name="ce6">
            <text:p>2,194<text:s/></text:p>
          </table:table-cell>
          <table:table-cell table:number-columns-repeated="16264"/>
        </table:table-row>
        <table:table-row table:style-name="ro2">
          <table:table-cell office:value-type="date" office:date-value="2022-09-05T00:00:00" table:style-name="ce5">
            <text:p>2022/9/5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35713" table:style-name="ce6">
            <text:p>35,713<text:s/></text:p>
          </table:table-cell>
          <table:table-cell office:value-type="float" office:value="33484" table:style-name="ce6">
            <text:p>33,484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22183" table:style-name="ce6">
            <text:p>22,183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100494" table:style-name="ce6">
            <text:p>100,494<text:s/></text:p>
          </table:table-cell>
          <table:table-cell office:value-type="float" office:value="35485" table:style-name="ce6">
            <text:p>35,48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22830" table:style-name="ce6">
            <text:p>22,830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32470" table:style-name="ce6">
            <text:p>32,470<text:s/></text:p>
          </table:table-cell>
          <table:table-cell office:value-type="float" office:value="32610" table:style-name="ce6">
            <text:p>32,61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45724" table:style-name="ce6">
            <text:p>45,724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16642" table:style-name="ce6">
            <text:p>16,642<text:s/></text:p>
          </table:table-cell>
          <table:table-cell office:value-type="float" office:value="50855" table:style-name="ce6">
            <text:p>50,855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33540" table:style-name="ce6">
            <text:p>33,540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579" table:style-name="ce6">
            <text:p>4,579<text:s/></text:p>
          </table:table-cell>
          <table:table-cell table:number-columns-repeated="16264"/>
        </table:table-row>
        <table:table-row table:style-name="ro2">
          <table:table-cell office:value-type="date" office:date-value="2022-09-06T00:00:00" table:style-name="ce5">
            <text:p>2022/9/6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38491" table:style-name="ce6">
            <text:p>38,491<text:s/></text:p>
          </table:table-cell>
          <table:table-cell office:value-type="float" office:value="36148" table:style-name="ce6">
            <text:p>36,148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31799" table:style-name="ce6">
            <text:p>31,799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103077" table:style-name="ce6">
            <text:p>103,077<text:s/></text:p>
          </table:table-cell>
          <table:table-cell office:value-type="float" office:value="37328" table:style-name="ce6">
            <text:p>37,328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24026" table:style-name="ce6">
            <text:p>24,026<text:s/></text:p>
          </table:table-cell>
          <table:table-cell office:value-type="float" office:value="21819" table:style-name="ce6">
            <text:p>21,819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33896" table:style-name="ce6">
            <text:p>33,896<text:s/></text:p>
          </table:table-cell>
          <table:table-cell office:value-type="float" office:value="33517" table:style-name="ce6">
            <text:p>33,517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21556" table:style-name="ce6">
            <text:p>21,556<text:s/></text:p>
          </table:table-cell>
          <table:table-cell office:value-type="float" office:value="47104" table:style-name="ce6">
            <text:p>47,104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53051" table:style-name="ce6">
            <text:p>53,051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35524" table:style-name="ce6">
            <text:p>35,524<text:s/></text:p>
          </table:table-cell>
          <table:table-cell office:value-type="float" office:value="20595" table:style-name="ce6">
            <text:p>20,595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20199" table:style-name="ce6">
            <text:p>20,199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24895" table:style-name="ce6">
            <text:p>24,895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726" table:style-name="ce6">
            <text:p>4,726<text:s/></text:p>
          </table:table-cell>
          <table:table-cell table:number-columns-repeated="16264"/>
        </table:table-row>
        <table:table-row table:style-name="ro2">
          <table:table-cell office:value-type="date" office:date-value="2022-09-07T00:00:00" table:style-name="ce5">
            <text:p>2022/9/7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37372" table:style-name="ce6">
            <text:p>37,372<text:s/></text:p>
          </table:table-cell>
          <table:table-cell office:value-type="float" office:value="36013" table:style-name="ce6">
            <text:p>36,013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111610" table:style-name="ce6">
            <text:p>111,610<text:s/></text:p>
          </table:table-cell>
          <table:table-cell office:value-type="float" office:value="38338" table:style-name="ce6">
            <text:p>38,338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0493" table:style-name="ce6">
            <text:p>20,493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7267" table:style-name="ce6">
            <text:p>27,267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27289" table:style-name="ce6">
            <text:p>27,289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34843" table:style-name="ce6">
            <text:p>34,843<text:s/></text:p>
          </table:table-cell>
          <table:table-cell office:value-type="float" office:value="33220" table:style-name="ce6">
            <text:p>33,220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47597" table:style-name="ce6">
            <text:p>47,597<text:s/></text:p>
          </table:table-cell>
          <table:table-cell office:value-type="float" office:value="19262" table:style-name="ce6">
            <text:p>19,262<text:s/></text:p>
          </table:table-cell>
          <table:table-cell office:value-type="float" office:value="27272" table:style-name="ce6">
            <text:p>27,272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53243" table:style-name="ce6">
            <text:p>53,243<text:s/></text:p>
          </table:table-cell>
          <table:table-cell office:value-type="float" office:value="18572" table:style-name="ce6">
            <text:p>18,572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8355" table:style-name="ce6">
            <text:p>18,355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22713" table:style-name="ce6">
            <text:p>22,713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19982" table:style-name="ce6">
            <text:p>19,982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676" table:style-name="ce6">
            <text:p>4,676<text:s/></text:p>
          </table:table-cell>
          <table:table-cell table:number-columns-repeated="16264"/>
        </table:table-row>
        <table:table-row table:style-name="ro2">
          <table:table-cell office:value-type="date" office:date-value="2022-09-08T00:00:00" table:style-name="ce5">
            <text:p>2022/9/8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38024" table:style-name="ce6">
            <text:p>38,024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28636" table:style-name="ce6">
            <text:p>28,636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31459" table:style-name="ce6">
            <text:p>31,459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147782" table:style-name="ce6">
            <text:p>147,782<text:s/></text:p>
          </table:table-cell>
          <table:table-cell office:value-type="float" office:value="41200" table:style-name="ce6">
            <text:p>41,200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38712" table:style-name="ce6">
            <text:p>38,712<text:s/></text:p>
          </table:table-cell>
          <table:table-cell office:value-type="float" office:value="32636" table:style-name="ce6">
            <text:p>32,636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52176" table:style-name="ce6">
            <text:p>52,176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27991" table:style-name="ce6">
            <text:p>27,991<text:s/></text:p>
          </table:table-cell>
          <table:table-cell office:value-type="float" office:value="30690" table:style-name="ce6">
            <text:p>30,690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58535" table:style-name="ce6">
            <text:p>58,535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23870" table:style-name="ce6">
            <text:p>23,870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34931" table:style-name="ce6">
            <text:p>34,931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4723" table:style-name="ce6">
            <text:p>4,723<text:s/></text:p>
          </table:table-cell>
          <table:table-cell table:number-columns-repeated="16264"/>
        </table:table-row>
        <table:table-row table:style-name="ro2">
          <table:table-cell office:value-type="date" office:date-value="2022-09-09T00:00:00" table:style-name="ce5">
            <text:p>2022/9/9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30413" table:style-name="ce6">
            <text:p>30,41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19255" table:style-name="ce6">
            <text:p>119,255<text:s/></text:p>
          </table:table-cell>
          <table:table-cell office:value-type="float" office:value="35402" table:style-name="ce6">
            <text:p>35,402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9402" table:style-name="ce6">
            <text:p>19,402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36052" table:style-name="ce6">
            <text:p>36,052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29650" table:style-name="ce6">
            <text:p>29,650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48173" table:style-name="ce6">
            <text:p>48,173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42166" table:style-name="ce6">
            <text:p>42,166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567" table:style-name="ce6">
            <text:p>2,567<text:s/></text:p>
          </table:table-cell>
          <table:table-cell table:number-columns-repeated="16264"/>
        </table:table-row>
        <table:table-row table:style-name="ro2">
          <table:table-cell office:value-type="date" office:date-value="2022-09-10T00:00:00" table:style-name="ce5">
            <text:p>2022/9/10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87203" table:style-name="ce6">
            <text:p>87,203<text:s/></text:p>
          </table:table-cell>
          <table:table-cell office:value-type="float" office:value="31767" table:style-name="ce6">
            <text:p>31,767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29594" table:style-name="ce6">
            <text:p>29,594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47109" table:style-name="ce6">
            <text:p>47,109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36804" table:style-name="ce6">
            <text:p>36,804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2366" table:style-name="ce6">
            <text:p>2,366<text:s/></text:p>
          </table:table-cell>
          <table:table-cell table:number-columns-repeated="16264"/>
        </table:table-row>
        <table:table-row table:style-name="ro2">
          <table:table-cell office:value-type="date" office:date-value="2022-09-11T00:00:00" table:style-name="ce5">
            <text:p>2022/9/11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91290" table:style-name="ce6">
            <text:p>91,290<text:s/></text:p>
          </table:table-cell>
          <table:table-cell office:value-type="float" office:value="27359" table:style-name="ce6">
            <text:p>27,359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5912" table:style-name="ce6">
            <text:p>15,912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241" table:style-name="ce6">
            <text:p>2,241<text:s/></text:p>
          </table:table-cell>
          <table:table-cell table:number-columns-repeated="16264"/>
        </table:table-row>
        <table:table-row table:style-name="ro2">
          <table:table-cell office:value-type="date" office:date-value="2022-09-12T00:00:00" table:style-name="ce5">
            <text:p>2022/9/12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35907" table:style-name="ce6">
            <text:p>35,907<text:s/></text:p>
          </table:table-cell>
          <table:table-cell office:value-type="float" office:value="30587" table:style-name="ce6">
            <text:p>30,587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19982" table:style-name="ce6">
            <text:p>19,982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31364" table:style-name="ce6">
            <text:p>31,364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20179" table:style-name="ce6">
            <text:p>20,179<text:s/></text:p>
          </table:table-cell>
          <table:table-cell office:value-type="float" office:value="95646" table:style-name="ce6">
            <text:p>95,646<text:s/></text:p>
          </table:table-cell>
          <table:table-cell office:value-type="float" office:value="31437" table:style-name="ce6">
            <text:p>31,437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1639" table:style-name="ce6">
            <text:p>21,639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25502" table:style-name="ce6">
            <text:p>25,502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0264" table:style-name="ce6">
            <text:p>20,264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33137" table:style-name="ce6">
            <text:p>33,137<text:s/></text:p>
          </table:table-cell>
          <table:table-cell office:value-type="float" office:value="33615" table:style-name="ce6">
            <text:p>33,615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41945" table:style-name="ce6">
            <text:p>41,945<text:s/></text:p>
          </table:table-cell>
          <table:table-cell office:value-type="float" office:value="20691" table:style-name="ce6">
            <text:p>20,691<text:s/></text:p>
          </table:table-cell>
          <table:table-cell office:value-type="float" office:value="27677" table:style-name="ce6">
            <text:p>27,677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49417" table:style-name="ce6">
            <text:p>49,417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32914" table:style-name="ce6">
            <text:p>32,914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567" table:style-name="ce6">
            <text:p>4,567<text:s/></text:p>
          </table:table-cell>
          <table:table-cell table:number-columns-repeated="16264"/>
        </table:table-row>
        <table:table-row table:style-name="ro2">
          <table:table-cell office:value-type="date" office:date-value="2022-09-13T00:00:00" table:style-name="ce5">
            <text:p>2022/9/13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38073" table:style-name="ce6">
            <text:p>38,073<text:s/></text:p>
          </table:table-cell>
          <table:table-cell office:value-type="float" office:value="32746" table:style-name="ce6">
            <text:p>32,746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15754" table:style-name="ce6">
            <text:p>15,754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4988" table:style-name="ce6">
            <text:p>24,988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28470" table:style-name="ce6">
            <text:p>28,470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95147" table:style-name="ce6">
            <text:p>95,147<text:s/></text:p>
          </table:table-cell>
          <table:table-cell office:value-type="float" office:value="33959" table:style-name="ce6">
            <text:p>33,959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21819" table:style-name="ce6">
            <text:p>21,819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18920" table:style-name="ce6">
            <text:p>18,920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34587" table:style-name="ce6">
            <text:p>34,587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43567" table:style-name="ce6">
            <text:p>43,567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8614" table:style-name="ce6">
            <text:p>28,614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50692" table:style-name="ce6">
            <text:p>50,692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4473" table:style-name="ce6">
            <text:p>34,473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5330" table:style-name="ce6">
            <text:p>15,330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695" table:style-name="ce6">
            <text:p>4,695<text:s/></text:p>
          </table:table-cell>
          <table:table-cell table:number-columns-repeated="16264"/>
        </table:table-row>
        <table:table-row table:style-name="ro2">
          <table:table-cell office:value-type="date" office:date-value="2022-09-14T00:00:00" table:style-name="ce5">
            <text:p>2022/9/14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37669" table:style-name="ce6">
            <text:p>37,669<text:s/></text:p>
          </table:table-cell>
          <table:table-cell office:value-type="float" office:value="33660" table:style-name="ce6">
            <text:p>33,660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33382" table:style-name="ce6">
            <text:p>33,382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21124" table:style-name="ce6">
            <text:p>21,124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28783" table:style-name="ce6">
            <text:p>28,783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23167" table:style-name="ce6">
            <text:p>23,167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99739" table:style-name="ce6">
            <text:p>99,739<text:s/></text:p>
          </table:table-cell>
          <table:table-cell office:value-type="float" office:value="36178" table:style-name="ce6">
            <text:p>36,178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33573" table:style-name="ce6">
            <text:p>33,573<text:s/></text:p>
          </table:table-cell>
          <table:table-cell office:value-type="float" office:value="35231" table:style-name="ce6">
            <text:p>35,231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46676" table:style-name="ce6">
            <text:p>46,676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29957" table:style-name="ce6">
            <text:p>29,957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53004" table:style-name="ce6">
            <text:p>53,004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22505" table:style-name="ce6">
            <text:p>22,505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34056" table:style-name="ce6">
            <text:p>34,056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19928" table:style-name="ce6">
            <text:p>19,928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4639" table:style-name="ce6">
            <text:p>4,639<text:s/></text:p>
          </table:table-cell>
          <table:table-cell table:number-columns-repeated="16264"/>
        </table:table-row>
        <table:table-row table:style-name="ro2">
          <table:table-cell office:value-type="date" office:date-value="2022-09-15T00:00:00" table:style-name="ce5">
            <text:p>2022/9/15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37799" table:style-name="ce6">
            <text:p>37,799<text:s/></text:p>
          </table:table-cell>
          <table:table-cell office:value-type="float" office:value="34525" table:style-name="ce6">
            <text:p>34,525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36253" table:style-name="ce6">
            <text:p>36,253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28521" table:style-name="ce6">
            <text:p>28,521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31479" table:style-name="ce6">
            <text:p>31,479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04029" table:style-name="ce6">
            <text:p>104,029<text:s/></text:p>
          </table:table-cell>
          <table:table-cell office:value-type="float" office:value="36473" table:style-name="ce6">
            <text:p>36,473<text:s/></text:p>
          </table:table-cell>
          <table:table-cell office:value-type="float" office:value="17700" table:style-name="ce6">
            <text:p>17,700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23040" table:style-name="ce6">
            <text:p>23,040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19804" table:style-name="ce6">
            <text:p>19,804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7621" table:style-name="ce6">
            <text:p>27,621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27583" table:style-name="ce6">
            <text:p>27,583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33943" table:style-name="ce6">
            <text:p>33,943<text:s/></text:p>
          </table:table-cell>
          <table:table-cell office:value-type="float" office:value="34933" table:style-name="ce6">
            <text:p>34,933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45513" table:style-name="ce6">
            <text:p>45,513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29112" table:style-name="ce6">
            <text:p>29,112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53884" table:style-name="ce6">
            <text:p>53,884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33947" table:style-name="ce6">
            <text:p>33,947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585" table:style-name="ce6">
            <text:p>4,585<text:s/></text:p>
          </table:table-cell>
          <table:table-cell table:number-columns-repeated="16264"/>
        </table:table-row>
        <table:table-row table:style-name="ro2">
          <table:table-cell office:value-type="date" office:date-value="2022-09-16T00:00:00" table:style-name="ce5">
            <text:p>2022/9/16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39654" table:style-name="ce6">
            <text:p>39,654<text:s/></text:p>
          </table:table-cell>
          <table:table-cell office:value-type="float" office:value="40336" table:style-name="ce6">
            <text:p>40,336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22655" table:style-name="ce6">
            <text:p>22,655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29733" table:style-name="ce6">
            <text:p>29,733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32840" table:style-name="ce6">
            <text:p>32,840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135705" table:style-name="ce6">
            <text:p>135,705<text:s/></text:p>
          </table:table-cell>
          <table:table-cell office:value-type="float" office:value="44440" table:style-name="ce6">
            <text:p>44,440<text:s/></text:p>
          </table:table-cell>
          <table:table-cell office:value-type="float" office:value="19609" table:style-name="ce6">
            <text:p>19,609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29515" table:style-name="ce6">
            <text:p>29,515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21876" table:style-name="ce6">
            <text:p>21,876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38067" table:style-name="ce6">
            <text:p>38,067<text:s/></text:p>
          </table:table-cell>
          <table:table-cell office:value-type="float" office:value="36016" table:style-name="ce6">
            <text:p>36,016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55256" table:style-name="ce6">
            <text:p>55,256<text:s/></text:p>
          </table:table-cell>
          <table:table-cell office:value-type="float" office:value="22657" table:style-name="ce6">
            <text:p>22,657<text:s/></text:p>
          </table:table-cell>
          <table:table-cell office:value-type="float" office:value="33085" table:style-name="ce6">
            <text:p>33,085<text:s/></text:p>
          </table:table-cell>
          <table:table-cell office:value-type="float" office:value="33030" table:style-name="ce6">
            <text:p>33,030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63322" table:style-name="ce6">
            <text:p>63,322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30640" table:style-name="ce6">
            <text:p>30,640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35657" table:style-name="ce6">
            <text:p>35,657<text:s/></text:p>
          </table:table-cell>
          <table:table-cell office:value-type="float" office:value="21597" table:style-name="ce6">
            <text:p>21,597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861" table:style-name="ce6">
            <text:p>4,861<text:s/></text:p>
          </table:table-cell>
          <table:table-cell table:number-columns-repeated="16264"/>
        </table:table-row>
        <table:table-row table:style-name="ro2">
          <table:table-cell office:value-type="date" office:date-value="2022-09-17T00:00:00" table:style-name="ce5">
            <text:p>2022/9/17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1552" table:style-name="ce6">
            <text:p>21,552<text:s/></text:p>
          </table:table-cell>
          <table:table-cell office:value-type="float" office:value="37631" table:style-name="ce6">
            <text:p>37,631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22402" table:style-name="ce6">
            <text:p>22,402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21273" table:style-name="ce6">
            <text:p>121,273<text:s/></text:p>
          </table:table-cell>
          <table:table-cell office:value-type="float" office:value="45647" table:style-name="ce6">
            <text:p>45,647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31932" table:style-name="ce6">
            <text:p>31,932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63535" table:style-name="ce6">
            <text:p>63,535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31299" table:style-name="ce6">
            <text:p>31,299<text:s/></text:p>
          </table:table-cell>
          <table:table-cell office:value-type="float" office:value="27872" table:style-name="ce6">
            <text:p>27,872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55160" table:style-name="ce6">
            <text:p>55,160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2652" table:style-name="ce6">
            <text:p>2,652<text:s/></text:p>
          </table:table-cell>
          <table:table-cell table:number-columns-repeated="16264"/>
        </table:table-row>
        <table:table-row table:style-name="ro2">
          <table:table-cell office:value-type="date" office:date-value="2022-09-18T00:00:00" table:style-name="ce5">
            <text:p>2022/9/18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27212" table:style-name="ce6">
            <text:p>27,212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09927" table:style-name="ce6">
            <text:p>109,927<text:s/></text:p>
          </table:table-cell>
          <table:table-cell office:value-type="float" office:value="35291" table:style-name="ce6">
            <text:p>35,291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31787" table:style-name="ce6">
            <text:p>31,787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7228" table:style-name="ce6">
            <text:p>17,228<text:s/></text:p>
          </table:table-cell>
          <table:table-cell office:value-type="float" office:value="26770" table:style-name="ce6">
            <text:p>26,770<text:s/></text:p>
          </table:table-cell>
          <table:table-cell office:value-type="float" office:value="20457" table:style-name="ce6">
            <text:p>20,457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47717" table:style-name="ce6">
            <text:p>47,717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25673" table:style-name="ce6">
            <text:p>25,673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42729" table:style-name="ce6">
            <text:p>42,729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2483" table:style-name="ce6">
            <text:p>2,483<text:s/></text:p>
          </table:table-cell>
          <table:table-cell table:number-columns-repeated="16264"/>
        </table:table-row>
        <table:table-row table:style-name="ro2">
          <table:table-cell office:value-type="date" office:date-value="2022-09-19T00:00:00" table:style-name="ce5">
            <text:p>2022/9/19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35255" table:style-name="ce6">
            <text:p>35,255<text:s/></text:p>
          </table:table-cell>
          <table:table-cell office:value-type="float" office:value="30894" table:style-name="ce6">
            <text:p>30,894<text:s/></text:p>
          </table:table-cell>
          <table:table-cell office:value-type="float" office:value="21385" table:style-name="ce6">
            <text:p>21,385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30211" table:style-name="ce6">
            <text:p>30,211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95793" table:style-name="ce6">
            <text:p>95,793<text:s/></text:p>
          </table:table-cell>
          <table:table-cell office:value-type="float" office:value="32748" table:style-name="ce6">
            <text:p>32,748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21478" table:style-name="ce6">
            <text:p>21,478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2682" table:style-name="ce6">
            <text:p>22,682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27524" table:style-name="ce6">
            <text:p>27,524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32021" table:style-name="ce6">
            <text:p>32,021<text:s/></text:p>
          </table:table-cell>
          <table:table-cell office:value-type="float" office:value="33476" table:style-name="ce6">
            <text:p>33,476<text:s/></text:p>
          </table:table-cell>
          <table:table-cell office:value-type="float" office:value="23249" table:style-name="ce6">
            <text:p>23,249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42605" table:style-name="ce6">
            <text:p>42,605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49224" table:style-name="ce6">
            <text:p>49,224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31433" table:style-name="ce6">
            <text:p>31,433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611" table:style-name="ce6">
            <text:p>4,611<text:s/></text:p>
          </table:table-cell>
          <table:table-cell table:number-columns-repeated="16264"/>
        </table:table-row>
        <table:table-row table:style-name="ro2">
          <table:table-cell office:value-type="date" office:date-value="2022-09-20T00:00:00" table:style-name="ce5">
            <text:p>2022/9/20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36912" table:style-name="ce6">
            <text:p>36,912<text:s/></text:p>
          </table:table-cell>
          <table:table-cell office:value-type="float" office:value="33023" table:style-name="ce6">
            <text:p>33,023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28220" table:style-name="ce6">
            <text:p>28,220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20900" table:style-name="ce6">
            <text:p>20,900<text:s/></text:p>
          </table:table-cell>
          <table:table-cell office:value-type="float" office:value="96553" table:style-name="ce6">
            <text:p>96,553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0617" table:style-name="ce6">
            <text:p>20,617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32876" table:style-name="ce6">
            <text:p>32,876<text:s/></text:p>
          </table:table-cell>
          <table:table-cell office:value-type="float" office:value="34536" table:style-name="ce6">
            <text:p>34,536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44333" table:style-name="ce6">
            <text:p>44,333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51582" table:style-name="ce6">
            <text:p>51,582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3515" table:style-name="ce6">
            <text:p>33,515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705" table:style-name="ce6">
            <text:p>4,705<text:s/></text:p>
          </table:table-cell>
          <table:table-cell table:number-columns-repeated="16264"/>
        </table:table-row>
        <table:table-row table:style-name="ro2">
          <table:table-cell office:value-type="date" office:date-value="2022-09-21T00:00:00" table:style-name="ce5">
            <text:p>2022/9/21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37488" table:style-name="ce6">
            <text:p>37,488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98246" table:style-name="ce6">
            <text:p>98,246<text:s/></text:p>
          </table:table-cell>
          <table:table-cell office:value-type="float" office:value="36308" table:style-name="ce6">
            <text:p>36,308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33567" table:style-name="ce6">
            <text:p>33,567<text:s/></text:p>
          </table:table-cell>
          <table:table-cell office:value-type="float" office:value="34776" table:style-name="ce6">
            <text:p>34,776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45723" table:style-name="ce6">
            <text:p>45,723<text:s/></text:p>
          </table:table-cell>
          <table:table-cell office:value-type="float" office:value="21545" table:style-name="ce6">
            <text:p>21,545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51978" table:style-name="ce6">
            <text:p>51,978<text:s/></text:p>
          </table:table-cell>
          <table:table-cell office:value-type="float" office:value="18213" table:style-name="ce6">
            <text:p>18,213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33786" table:style-name="ce6">
            <text:p>33,786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19939" table:style-name="ce6">
            <text:p>19,939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4709" table:style-name="ce6">
            <text:p>4,709<text:s/></text:p>
          </table:table-cell>
          <table:table-cell table:number-columns-repeated="16264"/>
        </table:table-row>
        <table:table-row table:style-name="ro2">
          <table:table-cell office:value-type="date" office:date-value="2022-09-22T00:00:00" table:style-name="ce5">
            <text:p>2022/9/22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37481" table:style-name="ce6">
            <text:p>37,481<text:s/></text:p>
          </table:table-cell>
          <table:table-cell office:value-type="float" office:value="33897" table:style-name="ce6">
            <text:p>33,897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28181" table:style-name="ce6">
            <text:p>28,181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31468" table:style-name="ce6">
            <text:p>31,468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101251" table:style-name="ce6">
            <text:p>101,251<text:s/></text:p>
          </table:table-cell>
          <table:table-cell office:value-type="float" office:value="37251" table:style-name="ce6">
            <text:p>37,251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20387" table:style-name="ce6">
            <text:p>20,38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28048" table:style-name="ce6">
            <text:p>28,048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20657" table:style-name="ce6">
            <text:p>20,657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33748" table:style-name="ce6">
            <text:p>33,748<text:s/></text:p>
          </table:table-cell>
          <table:table-cell office:value-type="float" office:value="34639" table:style-name="ce6">
            <text:p>34,639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45041" table:style-name="ce6">
            <text:p>45,041<text:s/></text:p>
          </table:table-cell>
          <table:table-cell office:value-type="float" office:value="21513" table:style-name="ce6">
            <text:p>21,513<text:s/></text:p>
          </table:table-cell>
          <table:table-cell office:value-type="float" office:value="28909" table:style-name="ce6">
            <text:p>28,909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54676" table:style-name="ce6">
            <text:p>54,676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19278" table:style-name="ce6">
            <text:p>19,278<text:s/></text:p>
          </table:table-cell>
          <table:table-cell office:value-type="float" office:value="21660" table:style-name="ce6">
            <text:p>21,660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4569" table:style-name="ce6">
            <text:p>4,569<text:s/></text:p>
          </table:table-cell>
          <table:table-cell table:number-columns-repeated="16264"/>
        </table:table-row>
        <table:table-row table:style-name="ro2">
          <table:table-cell office:value-type="date" office:date-value="2022-09-23T00:00:00" table:style-name="ce5">
            <text:p>2022/9/23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39964" table:style-name="ce6">
            <text:p>39,964<text:s/></text:p>
          </table:table-cell>
          <table:table-cell office:value-type="float" office:value="42291" table:style-name="ce6">
            <text:p>42,291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25323" table:style-name="ce6">
            <text:p>25,323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29532" table:style-name="ce6">
            <text:p>29,532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32328" table:style-name="ce6">
            <text:p>32,328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133116" table:style-name="ce6">
            <text:p>133,116<text:s/></text:p>
          </table:table-cell>
          <table:table-cell office:value-type="float" office:value="44192" table:style-name="ce6">
            <text:p>44,192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20667" table:style-name="ce6">
            <text:p>20,667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27901" table:style-name="ce6">
            <text:p>27,901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29621" table:style-name="ce6">
            <text:p>29,621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37697" table:style-name="ce6">
            <text:p>37,697<text:s/></text:p>
          </table:table-cell>
          <table:table-cell office:value-type="float" office:value="35608" table:style-name="ce6">
            <text:p>35,608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54385" table:style-name="ce6">
            <text:p>54,385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31663" table:style-name="ce6">
            <text:p>31,663<text:s/></text:p>
          </table:table-cell>
          <table:table-cell office:value-type="float" office:value="33412" table:style-name="ce6">
            <text:p>33,412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63959" table:style-name="ce6">
            <text:p>63,959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29132" table:style-name="ce6">
            <text:p>29,132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19780" table:style-name="ce6">
            <text:p>19,780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25540" table:style-name="ce6">
            <text:p>25,540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4895" table:style-name="ce6">
            <text:p>4,895<text:s/></text:p>
          </table:table-cell>
          <table:table-cell table:number-columns-repeated="16264"/>
        </table:table-row>
        <table:table-row table:style-name="ro2">
          <table:table-cell office:value-type="date" office:date-value="2022-09-24T00:00:00" table:style-name="ce5">
            <text:p>2022/9/24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37583" table:style-name="ce6">
            <text:p>37,583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17533" table:style-name="ce6">
            <text:p>117,533<text:s/></text:p>
          </table:table-cell>
          <table:table-cell office:value-type="float" office:value="47152" table:style-name="ce6">
            <text:p>47,152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59216" table:style-name="ce6">
            <text:p>59,216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54518" table:style-name="ce6">
            <text:p>54,518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2-09-25T00:00:00" table:style-name="ce5">
            <text:p>2022/9/25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9820" table:style-name="ce6">
            <text:p>19,82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07629" table:style-name="ce6">
            <text:p>107,629<text:s/></text:p>
          </table:table-cell>
          <table:table-cell office:value-type="float" office:value="36618" table:style-name="ce6">
            <text:p>36,618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15564" table:style-name="ce6">
            <text:p>15,564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46439" table:style-name="ce6">
            <text:p>46,439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42880" table:style-name="ce6">
            <text:p>42,880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718" table:style-name="ce6">
            <text:p>2,718<text:s/></text:p>
          </table:table-cell>
          <table:table-cell table:number-columns-repeated="16264"/>
        </table:table-row>
        <table:table-row table:style-name="ro2">
          <table:table-cell office:value-type="date" office:date-value="2022-09-26T00:00:00" table:style-name="ce5">
            <text:p>2022/9/26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35785" table:style-name="ce6">
            <text:p>35,785<text:s/></text:p>
          </table:table-cell>
          <table:table-cell office:value-type="float" office:value="31275" table:style-name="ce6">
            <text:p>31,275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26826" table:style-name="ce6">
            <text:p>26,826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30586" table:style-name="ce6">
            <text:p>30,586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20784" table:style-name="ce6">
            <text:p>20,784<text:s/></text:p>
          </table:table-cell>
          <table:table-cell office:value-type="float" office:value="96982" table:style-name="ce6">
            <text:p>96,982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21896" table:style-name="ce6">
            <text:p>21,896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27475" table:style-name="ce6">
            <text:p>27,475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32847" table:style-name="ce6">
            <text:p>32,847<text:s/></text:p>
          </table:table-cell>
          <table:table-cell office:value-type="float" office:value="34008" table:style-name="ce6">
            <text:p>34,008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42726" table:style-name="ce6">
            <text:p>42,726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50746" table:style-name="ce6">
            <text:p>50,746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32427" table:style-name="ce6">
            <text:p>32,427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4480" table:style-name="ce6">
            <text:p>4,480<text:s/></text:p>
          </table:table-cell>
          <table:table-cell table:number-columns-repeated="16264"/>
        </table:table-row>
        <table:table-row table:style-name="ro2">
          <table:table-cell office:value-type="date" office:date-value="2022-09-27T00:00:00" table:style-name="ce5">
            <text:p>2022/9/27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37565" table:style-name="ce6">
            <text:p>37,565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31334" table:style-name="ce6">
            <text:p>31,334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97463" table:style-name="ce6">
            <text:p>97,463<text:s/></text:p>
          </table:table-cell>
          <table:table-cell office:value-type="float" office:value="35080" table:style-name="ce6">
            <text:p>35,080<text:s/></text:p>
          </table:table-cell>
          <table:table-cell office:value-type="float" office:value="18152" table:style-name="ce6">
            <text:p>18,152<text:s/></text:p>
          </table:table-cell>
          <table:table-cell office:value-type="float" office:value="20199" table:style-name="ce6">
            <text:p>20,199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33107" table:style-name="ce6">
            <text:p>33,107<text:s/></text:p>
          </table:table-cell>
          <table:table-cell office:value-type="float" office:value="34619" table:style-name="ce6">
            <text:p>34,619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44219" table:style-name="ce6">
            <text:p>44,219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27800" table:style-name="ce6">
            <text:p>27,800<text:s/></text:p>
          </table:table-cell>
          <table:table-cell office:value-type="float" office:value="27442" table:style-name="ce6">
            <text:p>27,442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52276" table:style-name="ce6">
            <text:p>52,276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33532" table:style-name="ce6">
            <text:p>33,532<text:s/></text:p>
          </table:table-cell>
          <table:table-cell office:value-type="float" office:value="20200" table:style-name="ce6">
            <text:p>20,200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19903" table:style-name="ce6">
            <text:p>19,903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4764" table:style-name="ce6">
            <text:p>4,764<text:s/></text:p>
          </table:table-cell>
          <table:table-cell table:number-columns-repeated="16264"/>
        </table:table-row>
        <table:table-row table:style-name="ro2">
          <table:table-cell office:value-type="date" office:date-value="2022-09-28T00:00:00" table:style-name="ce5">
            <text:p>2022/9/28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37698" table:style-name="ce6">
            <text:p>37,698<text:s/></text:p>
          </table:table-cell>
          <table:table-cell office:value-type="float" office:value="34117" table:style-name="ce6">
            <text:p>34,117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31238" table:style-name="ce6">
            <text:p>31,238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99462" table:style-name="ce6">
            <text:p>99,462<text:s/></text:p>
          </table:table-cell>
          <table:table-cell office:value-type="float" office:value="37044" table:style-name="ce6">
            <text:p>37,044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8483" table:style-name="ce6">
            <text:p>28,483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21742" table:style-name="ce6">
            <text:p>21,742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33859" table:style-name="ce6">
            <text:p>33,859<text:s/></text:p>
          </table:table-cell>
          <table:table-cell office:value-type="float" office:value="34869" table:style-name="ce6">
            <text:p>34,869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46087" table:style-name="ce6">
            <text:p>46,087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28579" table:style-name="ce6">
            <text:p>28,579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53982" table:style-name="ce6">
            <text:p>53,982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7302" table:style-name="ce6">
            <text:p>17,302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33791" table:style-name="ce6">
            <text:p>33,791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801" table:style-name="ce6">
            <text:p>4,801<text:s/></text:p>
          </table:table-cell>
          <table:table-cell table:number-columns-repeated="16264"/>
        </table:table-row>
        <table:table-row table:style-name="ro2">
          <table:table-cell office:value-type="date" office:date-value="2022-09-29T00:00:00" table:style-name="ce5">
            <text:p>2022/9/29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37803" table:style-name="ce6">
            <text:p>37,803<text:s/></text:p>
          </table:table-cell>
          <table:table-cell office:value-type="float" office:value="33492" table:style-name="ce6">
            <text:p>33,492<text:s/></text:p>
          </table:table-cell>
          <table:table-cell office:value-type="float" office:value="22456" table:style-name="ce6">
            <text:p>22,456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16327" table:style-name="ce6">
            <text:p>16,32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28141" table:style-name="ce6">
            <text:p>28,141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14211" table:style-name="ce6">
            <text:p>14,211<text:s/></text:p>
          </table:table-cell>
          <table:table-cell office:value-type="float" office:value="28118" table:style-name="ce6">
            <text:p>28,118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100357" table:style-name="ce6">
            <text:p>100,357<text:s/></text:p>
          </table:table-cell>
          <table:table-cell office:value-type="float" office:value="36506" table:style-name="ce6">
            <text:p>36,506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34007" table:style-name="ce6">
            <text:p>34,007<text:s/></text:p>
          </table:table-cell>
          <table:table-cell office:value-type="float" office:value="34919" table:style-name="ce6">
            <text:p>34,919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44585" table:style-name="ce6">
            <text:p>44,585<text:s/></text:p>
          </table:table-cell>
          <table:table-cell office:value-type="float" office:value="21793" table:style-name="ce6">
            <text:p>21,793<text:s/></text:p>
          </table:table-cell>
          <table:table-cell office:value-type="float" office:value="28344" table:style-name="ce6">
            <text:p>28,344<text:s/></text:p>
          </table:table-cell>
          <table:table-cell office:value-type="float" office:value="28235" table:style-name="ce6">
            <text:p>28,235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55183" table:style-name="ce6">
            <text:p>55,183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33720" table:style-name="ce6">
            <text:p>33,720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722" table:style-name="ce6">
            <text:p>4,722<text:s/></text:p>
          </table:table-cell>
          <table:table-cell table:number-columns-repeated="16264"/>
        </table:table-row>
        <table:table-row table:style-name="ro2">
          <table:table-cell office:value-type="date" office:date-value="2022-09-30T00:00:00" table:style-name="ce5">
            <text:p>2022/9/30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40036" table:style-name="ce6">
            <text:p>40,036<text:s/></text:p>
          </table:table-cell>
          <table:table-cell office:value-type="float" office:value="39944" table:style-name="ce6">
            <text:p>39,944<text:s/></text:p>
          </table:table-cell>
          <table:table-cell office:value-type="float" office:value="24049" table:style-name="ce6">
            <text:p>24,049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9807" table:style-name="ce6">
            <text:p>29,807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131106" table:style-name="ce6">
            <text:p>131,106<text:s/></text:p>
          </table:table-cell>
          <table:table-cell office:value-type="float" office:value="44617" table:style-name="ce6">
            <text:p>44,617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25386" table:style-name="ce6">
            <text:p>25,386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24529" table:style-name="ce6">
            <text:p>24,529<text:s/></text:p>
          </table:table-cell>
          <table:table-cell office:value-type="float" office:value="37843" table:style-name="ce6">
            <text:p>37,843<text:s/></text:p>
          </table:table-cell>
          <table:table-cell office:value-type="float" office:value="35735" table:style-name="ce6">
            <text:p>35,735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54749" table:style-name="ce6">
            <text:p>54,749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32582" table:style-name="ce6">
            <text:p>32,582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62481" table:style-name="ce6">
            <text:p>62,481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35657" table:style-name="ce6">
            <text:p>35,657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2091" table:style-name="ce6">
            <text:p>22,091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4965" table:style-name="ce6">
            <text:p>4,965<text:s/></text:p>
          </table:table-cell>
          <table:table-cell table:number-columns-repeated="16264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2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9-01T00:00:00" table:style-name="ce5">
            <text:p>2022/9/1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36130" table:style-name="ce6">
            <text:p>36,130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02793" table:style-name="ce6">
            <text:p>102,793<text:s/></text:p>
          </table:table-cell>
          <table:table-cell office:value-type="float" office:value="35938" table:style-name="ce6">
            <text:p>35,938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29417" table:style-name="ce6">
            <text:p>29,417<text:s/></text:p>
          </table:table-cell>
          <table:table-cell office:value-type="float" office:value="32279" table:style-name="ce6">
            <text:p>32,279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45165" table:style-name="ce6">
            <text:p>45,165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16688" table:style-name="ce6">
            <text:p>16,688<text:s/></text:p>
          </table:table-cell>
          <table:table-cell office:value-type="float" office:value="51478" table:style-name="ce6">
            <text:p>51,478<text:s/></text:p>
          </table:table-cell>
          <table:table-cell office:value-type="float" office:value="17888" table:style-name="ce6">
            <text:p>17,888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33409" table:style-name="ce6">
            <text:p>33,409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4604" table:style-name="ce6">
            <text:p>4,604<text:s/></text:p>
          </table:table-cell>
          <table:table-cell table:number-columns-repeated="16264"/>
        </table:table-row>
        <table:table-row table:style-name="ro2">
          <table:table-cell office:value-type="date" office:date-value="2022-09-02T00:00:00" table:style-name="ce5">
            <text:p>2022/9/2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37011" table:style-name="ce6">
            <text:p>37,011<text:s/></text:p>
          </table:table-cell>
          <table:table-cell office:value-type="float" office:value="38632" table:style-name="ce6">
            <text:p>38,632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27729" table:style-name="ce6">
            <text:p>27,729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30315" table:style-name="ce6">
            <text:p>30,315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11181" table:style-name="ce6">
            <text:p>111,181<text:s/></text:p>
          </table:table-cell>
          <table:table-cell office:value-type="float" office:value="38062" table:style-name="ce6">
            <text:p>38,062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31283" table:style-name="ce6">
            <text:p>31,283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22792" table:style-name="ce6">
            <text:p>22,792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46521" table:style-name="ce6">
            <text:p>46,521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54188" table:style-name="ce6">
            <text:p>54,188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34177" table:style-name="ce6">
            <text:p>34,177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21623" table:style-name="ce6">
            <text:p>21,623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5333" table:style-name="ce6">
            <text:p>15,333<text:s/></text:p>
          </table:table-cell>
          <table:table-cell office:value-type="float" office:value="24129" table:style-name="ce6">
            <text:p>24,129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4831" table:style-name="ce6">
            <text:p>4,831<text:s/></text:p>
          </table:table-cell>
          <table:table-cell table:number-columns-repeated="16264"/>
        </table:table-row>
        <table:table-row table:style-name="ro2">
          <table:table-cell office:value-type="date" office:date-value="2022-09-03T00:00:00" table:style-name="ce5">
            <text:p>2022/9/3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29807" table:style-name="ce6">
            <text:p>29,807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8001" table:style-name="ce6">
            <text:p>18,001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87740" table:style-name="ce6">
            <text:p>87,740<text:s/></text:p>
          </table:table-cell>
          <table:table-cell office:value-type="float" office:value="31039" table:style-name="ce6">
            <text:p>31,039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38132" table:style-name="ce6">
            <text:p>38,132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34915" table:style-name="ce6">
            <text:p>34,915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564" table:style-name="ce6">
            <text:p>564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307" table:style-name="ce6">
            <text:p>2,307<text:s/></text:p>
          </table:table-cell>
          <table:table-cell table:number-columns-repeated="16264"/>
        </table:table-row>
        <table:table-row table:style-name="ro2">
          <table:table-cell office:value-type="date" office:date-value="2022-09-04T00:00:00" table:style-name="ce5">
            <text:p>2022/9/4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93152" table:style-name="ce6">
            <text:p>93,152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16569" table:style-name="ce6">
            <text:p>16,569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35894" table:style-name="ce6">
            <text:p>35,894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32681" table:style-name="ce6">
            <text:p>32,681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2034" table:style-name="ce6">
            <text:p>2,034<text:s/></text:p>
          </table:table-cell>
          <table:table-cell table:number-columns-repeated="16264"/>
        </table:table-row>
        <table:table-row table:style-name="ro2">
          <table:table-cell office:value-type="date" office:date-value="2022-09-05T00:00:00" table:style-name="ce5">
            <text:p>2022/9/5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34783" table:style-name="ce6">
            <text:p>34,783<text:s/></text:p>
          </table:table-cell>
          <table:table-cell office:value-type="float" office:value="34106" table:style-name="ce6">
            <text:p>34,106<text:s/></text:p>
          </table:table-cell>
          <table:table-cell office:value-type="float" office:value="21697" table:style-name="ce6">
            <text:p>21,697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105508" table:style-name="ce6">
            <text:p>105,508<text:s/></text:p>
          </table:table-cell>
          <table:table-cell office:value-type="float" office:value="35094" table:style-name="ce6">
            <text:p>35,094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5850" table:style-name="ce6">
            <text:p>25,850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9294" table:style-name="ce6">
            <text:p>19,294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32983" table:style-name="ce6">
            <text:p>32,983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45970" table:style-name="ce6">
            <text:p>45,970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26926" table:style-name="ce6">
            <text:p>26,926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49722" table:style-name="ce6">
            <text:p>49,722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32909" table:style-name="ce6">
            <text:p>32,909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4445" table:style-name="ce6">
            <text:p>4,445<text:s/></text:p>
          </table:table-cell>
          <table:table-cell table:number-columns-repeated="16264"/>
        </table:table-row>
        <table:table-row table:style-name="ro2">
          <table:table-cell office:value-type="date" office:date-value="2022-09-06T00:00:00" table:style-name="ce5">
            <text:p>2022/9/6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36463" table:style-name="ce6">
            <text:p>36,463<text:s/></text:p>
          </table:table-cell>
          <table:table-cell office:value-type="float" office:value="36549" table:style-name="ce6">
            <text:p>36,549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29053" table:style-name="ce6">
            <text:p>29,053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31203" table:style-name="ce6">
            <text:p>31,203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03165" table:style-name="ce6">
            <text:p>103,165<text:s/></text:p>
          </table:table-cell>
          <table:table-cell office:value-type="float" office:value="36815" table:style-name="ce6">
            <text:p>36,815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25481" table:style-name="ce6">
            <text:p>25,481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34231" table:style-name="ce6">
            <text:p>34,231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47142" table:style-name="ce6">
            <text:p>47,142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27860" table:style-name="ce6">
            <text:p>27,860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51185" table:style-name="ce6">
            <text:p>51,185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34517" table:style-name="ce6">
            <text:p>34,517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638" table:style-name="ce6">
            <text:p>4,638<text:s/></text:p>
          </table:table-cell>
          <table:table-cell table:number-columns-repeated="16264"/>
        </table:table-row>
        <table:table-row table:style-name="ro2">
          <table:table-cell office:value-type="date" office:date-value="2022-09-07T00:00:00" table:style-name="ce5">
            <text:p>2022/9/7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35522" table:style-name="ce6">
            <text:p>35,522<text:s/></text:p>
          </table:table-cell>
          <table:table-cell office:value-type="float" office:value="36682" table:style-name="ce6">
            <text:p>36,682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5486" table:style-name="ce6">
            <text:p>25,486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26403" table:style-name="ce6">
            <text:p>26,403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0565" table:style-name="ce6">
            <text:p>30,565<text:s/></text:p>
          </table:table-cell>
          <table:table-cell office:value-type="float" office:value="22510" table:style-name="ce6">
            <text:p>22,510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104792" table:style-name="ce6">
            <text:p>104,792<text:s/></text:p>
          </table:table-cell>
          <table:table-cell office:value-type="float" office:value="37790" table:style-name="ce6">
            <text:p>37,790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29790" table:style-name="ce6">
            <text:p>29,790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25540" table:style-name="ce6">
            <text:p>25,540<text:s/></text:p>
          </table:table-cell>
          <table:table-cell office:value-type="float" office:value="30611" table:style-name="ce6">
            <text:p>30,611<text:s/></text:p>
          </table:table-cell>
          <table:table-cell office:value-type="float" office:value="34502" table:style-name="ce6">
            <text:p>34,502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48024" table:style-name="ce6">
            <text:p>48,024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27939" table:style-name="ce6">
            <text:p>27,939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50915" table:style-name="ce6">
            <text:p>50,915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4001" table:style-name="ce6">
            <text:p>34,001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688" table:style-name="ce6">
            <text:p>4,688<text:s/></text:p>
          </table:table-cell>
          <table:table-cell table:number-columns-repeated="16264"/>
        </table:table-row>
        <table:table-row table:style-name="ro2">
          <table:table-cell office:value-type="date" office:date-value="2022-09-08T00:00:00" table:style-name="ce5">
            <text:p>2022/9/8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35632" table:style-name="ce6">
            <text:p>35,632<text:s/></text:p>
          </table:table-cell>
          <table:table-cell office:value-type="float" office:value="38979" table:style-name="ce6">
            <text:p>38,979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30123" table:style-name="ce6">
            <text:p>30,123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29829" table:style-name="ce6">
            <text:p>29,829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115207" table:style-name="ce6">
            <text:p>115,207<text:s/></text:p>
          </table:table-cell>
          <table:table-cell office:value-type="float" office:value="39813" table:style-name="ce6">
            <text:p>39,813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35460" table:style-name="ce6">
            <text:p>35,460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26928" table:style-name="ce6">
            <text:p>26,928<text:s/></text:p>
          </table:table-cell>
          <table:table-cell office:value-type="float" office:value="33463" table:style-name="ce6">
            <text:p>33,463<text:s/></text:p>
          </table:table-cell>
          <table:table-cell office:value-type="float" office:value="34785" table:style-name="ce6">
            <text:p>34,785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50951" table:style-name="ce6">
            <text:p>50,951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29015" table:style-name="ce6">
            <text:p>29,015<text:s/></text:p>
          </table:table-cell>
          <table:table-cell office:value-type="float" office:value="17795" table:style-name="ce6">
            <text:p>17,795<text:s/></text:p>
          </table:table-cell>
          <table:table-cell office:value-type="float" office:value="54130" table:style-name="ce6">
            <text:p>54,130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33633" table:style-name="ce6">
            <text:p>33,633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24109" table:style-name="ce6">
            <text:p>24,109<text:s/></text:p>
          </table:table-cell>
          <table:table-cell office:value-type="float" office:value="20566" table:style-name="ce6">
            <text:p>20,566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721" table:style-name="ce6">
            <text:p>4,721<text:s/></text:p>
          </table:table-cell>
          <table:table-cell table:number-columns-repeated="16264"/>
        </table:table-row>
        <table:table-row table:style-name="ro2">
          <table:table-cell office:value-type="date" office:date-value="2022-09-09T00:00:00" table:style-name="ce5">
            <text:p>2022/9/9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31212" table:style-name="ce6">
            <text:p>31,212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95206" table:style-name="ce6">
            <text:p>95,206<text:s/></text:p>
          </table:table-cell>
          <table:table-cell office:value-type="float" office:value="34433" table:style-name="ce6">
            <text:p>34,433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42362" table:style-name="ce6">
            <text:p>42,362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46499" table:style-name="ce6">
            <text:p>46,499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0364" table:style-name="ce6">
            <text:p>20,364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39568" table:style-name="ce6">
            <text:p>39,568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2589" table:style-name="ce6">
            <text:p>2,589<text:s/></text:p>
          </table:table-cell>
          <table:table-cell table:number-columns-repeated="16264"/>
        </table:table-row>
        <table:table-row table:style-name="ro2">
          <table:table-cell office:value-type="date" office:date-value="2022-09-10T00:00:00" table:style-name="ce5">
            <text:p>2022/9/10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93982" table:style-name="ce6">
            <text:p>93,982<text:s/></text:p>
          </table:table-cell>
          <table:table-cell office:value-type="float" office:value="30820" table:style-name="ce6">
            <text:p>30,820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33151" table:style-name="ce6">
            <text:p>33,151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45681" table:style-name="ce6">
            <text:p>45,681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36519" table:style-name="ce6">
            <text:p>36,519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2250" table:style-name="ce6">
            <text:p>2,250<text:s/></text:p>
          </table:table-cell>
          <table:table-cell table:number-columns-repeated="16264"/>
        </table:table-row>
        <table:table-row table:style-name="ro2">
          <table:table-cell office:value-type="date" office:date-value="2022-09-11T00:00:00" table:style-name="ce5">
            <text:p>2022/9/11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887" table:style-name="ce6">
            <text:p>887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137146" table:style-name="ce6">
            <text:p>137,146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37583" table:style-name="ce6">
            <text:p>37,583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4575" table:style-name="ce6">
            <text:p>34,575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2-09-12T00:00:00" table:style-name="ce5">
            <text:p>2022/9/12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34674" table:style-name="ce6">
            <text:p>34,674<text:s/></text:p>
          </table:table-cell>
          <table:table-cell office:value-type="float" office:value="31321" table:style-name="ce6">
            <text:p>31,321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16886" table:style-name="ce6">
            <text:p>116,886<text:s/></text:p>
          </table:table-cell>
          <table:table-cell office:value-type="float" office:value="31250" table:style-name="ce6">
            <text:p>31,250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30428" table:style-name="ce6">
            <text:p>30,428<text:s/></text:p>
          </table:table-cell>
          <table:table-cell office:value-type="float" office:value="33717" table:style-name="ce6">
            <text:p>33,717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41629" table:style-name="ce6">
            <text:p>41,629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47991" table:style-name="ce6">
            <text:p>47,991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32605" table:style-name="ce6">
            <text:p>32,605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23261" table:style-name="ce6">
            <text:p>23,261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4326" table:style-name="ce6">
            <text:p>4,326<text:s/></text:p>
          </table:table-cell>
          <table:table-cell table:number-columns-repeated="16264"/>
        </table:table-row>
        <table:table-row table:style-name="ro2">
          <table:table-cell office:value-type="date" office:date-value="2022-09-13T00:00:00" table:style-name="ce5">
            <text:p>2022/9/13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36325" table:style-name="ce6">
            <text:p>36,325<text:s/></text:p>
          </table:table-cell>
          <table:table-cell office:value-type="float" office:value="33363" table:style-name="ce6">
            <text:p>33,363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28406" table:style-name="ce6">
            <text:p>28,406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30299" table:style-name="ce6">
            <text:p>30,299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99894" table:style-name="ce6">
            <text:p>99,894<text:s/></text:p>
          </table:table-cell>
          <table:table-cell office:value-type="float" office:value="33663" table:style-name="ce6">
            <text:p>33,663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29497" table:style-name="ce6">
            <text:p>29,497<text:s/></text:p>
          </table:table-cell>
          <table:table-cell office:value-type="float" office:value="34977" table:style-name="ce6">
            <text:p>34,977<text:s/></text:p>
          </table:table-cell>
          <table:table-cell office:value-type="float" office:value="22924" table:style-name="ce6">
            <text:p>22,924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43377" table:style-name="ce6">
            <text:p>43,377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28955" table:style-name="ce6">
            <text:p>28,955<text:s/></text:p>
          </table:table-cell>
          <table:table-cell office:value-type="float" office:value="27193" table:style-name="ce6">
            <text:p>27,193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49207" table:style-name="ce6">
            <text:p>49,207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7467" table:style-name="ce6">
            <text:p>17,467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3639" table:style-name="ce6">
            <text:p>33,639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4447" table:style-name="ce6">
            <text:p>4,447<text:s/></text:p>
          </table:table-cell>
          <table:table-cell table:number-columns-repeated="16264"/>
        </table:table-row>
        <table:table-row table:style-name="ro2">
          <table:table-cell office:value-type="date" office:date-value="2022-09-14T00:00:00" table:style-name="ce5">
            <text:p>2022/9/14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35281" table:style-name="ce6">
            <text:p>35,281<text:s/></text:p>
          </table:table-cell>
          <table:table-cell office:value-type="float" office:value="34224" table:style-name="ce6">
            <text:p>34,224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28750" table:style-name="ce6">
            <text:p>28,750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30513" table:style-name="ce6">
            <text:p>30,513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20527" table:style-name="ce6">
            <text:p>20,527<text:s/></text:p>
          </table:table-cell>
          <table:table-cell office:value-type="float" office:value="101031" table:style-name="ce6">
            <text:p>101,031<text:s/></text:p>
          </table:table-cell>
          <table:table-cell office:value-type="float" office:value="35635" table:style-name="ce6">
            <text:p>35,635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3741" table:style-name="ce6">
            <text:p>23,741<text:s/></text:p>
          </table:table-cell>
          <table:table-cell office:value-type="float" office:value="24135" table:style-name="ce6">
            <text:p>24,135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29862" table:style-name="ce6">
            <text:p>29,862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29789" table:style-name="ce6">
            <text:p>29,789<text:s/></text:p>
          </table:table-cell>
          <table:table-cell office:value-type="float" office:value="36081" table:style-name="ce6">
            <text:p>36,081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30110" table:style-name="ce6">
            <text:p>30,110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50457" table:style-name="ce6">
            <text:p>50,457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33071" table:style-name="ce6">
            <text:p>33,071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21356" table:style-name="ce6">
            <text:p>21,356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24642" table:style-name="ce6">
            <text:p>24,642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534" table:style-name="ce6">
            <text:p>4,534<text:s/></text:p>
          </table:table-cell>
          <table:table-cell table:number-columns-repeated="16264"/>
        </table:table-row>
        <table:table-row table:style-name="ro2">
          <table:table-cell office:value-type="date" office:date-value="2022-09-15T00:00:00" table:style-name="ce5">
            <text:p>2022/9/15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36165" table:style-name="ce6">
            <text:p>36,165<text:s/></text:p>
          </table:table-cell>
          <table:table-cell office:value-type="float" office:value="34871" table:style-name="ce6">
            <text:p>34,871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37999" table:style-name="ce6">
            <text:p>37,999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28367" table:style-name="ce6">
            <text:p>28,367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22456" table:style-name="ce6">
            <text:p>22,456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18693" table:style-name="ce6">
            <text:p>18,693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103040" table:style-name="ce6">
            <text:p>103,040<text:s/></text:p>
          </table:table-cell>
          <table:table-cell office:value-type="float" office:value="35488" table:style-name="ce6">
            <text:p>35,488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21005" table:style-name="ce6">
            <text:p>21,005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26897" table:style-name="ce6">
            <text:p>26,897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30161" table:style-name="ce6">
            <text:p>30,161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25637" table:style-name="ce6">
            <text:p>25,637<text:s/></text:p>
          </table:table-cell>
          <table:table-cell office:value-type="float" office:value="30115" table:style-name="ce6">
            <text:p>30,115<text:s/></text:p>
          </table:table-cell>
          <table:table-cell office:value-type="float" office:value="35711" table:style-name="ce6">
            <text:p>35,711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45610" table:style-name="ce6">
            <text:p>45,610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30239" table:style-name="ce6">
            <text:p>30,239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51759" table:style-name="ce6">
            <text:p>51,759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21115" table:style-name="ce6">
            <text:p>21,115<text:s/></text:p>
          </table:table-cell>
          <table:table-cell office:value-type="float" office:value="20528" table:style-name="ce6">
            <text:p>20,528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595" table:style-name="ce6">
            <text:p>4,595<text:s/></text:p>
          </table:table-cell>
          <table:table-cell table:number-columns-repeated="16264"/>
        </table:table-row>
        <table:table-row table:style-name="ro2">
          <table:table-cell office:value-type="date" office:date-value="2022-09-16T00:00:00" table:style-name="ce5">
            <text:p>2022/9/16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36972" table:style-name="ce6">
            <text:p>36,972<text:s/></text:p>
          </table:table-cell>
          <table:table-cell office:value-type="float" office:value="40366" table:style-name="ce6">
            <text:p>40,366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37494" table:style-name="ce6">
            <text:p>37,494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24287" table:style-name="ce6">
            <text:p>24,287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125215" table:style-name="ce6">
            <text:p>125,215<text:s/></text:p>
          </table:table-cell>
          <table:table-cell office:value-type="float" office:value="42510" table:style-name="ce6">
            <text:p>42,510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6991" table:style-name="ce6">
            <text:p>26,991<text:s/></text:p>
          </table:table-cell>
          <table:table-cell office:value-type="float" office:value="27131" table:style-name="ce6">
            <text:p>27,131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29682" table:style-name="ce6">
            <text:p>29,682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7775" table:style-name="ce6">
            <text:p>27,775<text:s/></text:p>
          </table:table-cell>
          <table:table-cell office:value-type="float" office:value="33930" table:style-name="ce6">
            <text:p>33,930<text:s/></text:p>
          </table:table-cell>
          <table:table-cell office:value-type="float" office:value="37549" table:style-name="ce6">
            <text:p>37,549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53277" table:style-name="ce6">
            <text:p>53,277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33251" table:style-name="ce6">
            <text:p>33,251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18471" table:style-name="ce6">
            <text:p>18,471<text:s/></text:p>
          </table:table-cell>
          <table:table-cell office:value-type="float" office:value="60237" table:style-name="ce6">
            <text:p>60,237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30034" table:style-name="ce6">
            <text:p>30,034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34050" table:style-name="ce6">
            <text:p>34,050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21804" table:style-name="ce6">
            <text:p>21,804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980" table:style-name="ce6">
            <text:p>4,980<text:s/></text:p>
          </table:table-cell>
          <table:table-cell table:number-columns-repeated="16264"/>
        </table:table-row>
        <table:table-row table:style-name="ro2">
          <table:table-cell office:value-type="date" office:date-value="2022-09-17T00:00:00" table:style-name="ce5">
            <text:p>2022/9/17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38104" table:style-name="ce6">
            <text:p>38,104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25862" table:style-name="ce6">
            <text:p>25,862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7387" table:style-name="ce6">
            <text:p>17,387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21885" table:style-name="ce6">
            <text:p>121,885<text:s/></text:p>
          </table:table-cell>
          <table:table-cell office:value-type="float" office:value="43807" table:style-name="ce6">
            <text:p>43,807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9935" table:style-name="ce6">
            <text:p>29,935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60524" table:style-name="ce6">
            <text:p>60,524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31138" table:style-name="ce6">
            <text:p>31,138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53675" table:style-name="ce6">
            <text:p>53,675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636" table:style-name="ce6">
            <text:p>2,636<text:s/></text:p>
          </table:table-cell>
          <table:table-cell table:number-columns-repeated="16264"/>
        </table:table-row>
        <table:table-row table:style-name="ro2">
          <table:table-cell office:value-type="date" office:date-value="2022-09-18T00:00:00" table:style-name="ce5">
            <text:p>2022/9/18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19042" table:style-name="ce6">
            <text:p>119,042<text:s/></text:p>
          </table:table-cell>
          <table:table-cell office:value-type="float" office:value="34573" table:style-name="ce6">
            <text:p>34,573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32579" table:style-name="ce6">
            <text:p>32,579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19282" table:style-name="ce6">
            <text:p>19,282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49168" table:style-name="ce6">
            <text:p>49,168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45484" table:style-name="ce6">
            <text:p>45,484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2301" table:style-name="ce6">
            <text:p>2,301<text:s/></text:p>
          </table:table-cell>
          <table:table-cell table:number-columns-repeated="16264"/>
        </table:table-row>
        <table:table-row table:style-name="ro2">
          <table:table-cell office:value-type="date" office:date-value="2022-09-19T00:00:00" table:style-name="ce5">
            <text:p>2022/9/19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33639" table:style-name="ce6">
            <text:p>33,639<text:s/></text:p>
          </table:table-cell>
          <table:table-cell office:value-type="float" office:value="31453" table:style-name="ce6">
            <text:p>31,453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26437" table:style-name="ce6">
            <text:p>26,437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28653" table:style-name="ce6">
            <text:p>28,653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102114" table:style-name="ce6">
            <text:p>102,114<text:s/></text:p>
          </table:table-cell>
          <table:table-cell office:value-type="float" office:value="32576" table:style-name="ce6">
            <text:p>32,576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29348" table:style-name="ce6">
            <text:p>29,348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28834" table:style-name="ce6">
            <text:p>28,834<text:s/></text:p>
          </table:table-cell>
          <table:table-cell office:value-type="float" office:value="33790" table:style-name="ce6">
            <text:p>33,790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21218" table:style-name="ce6">
            <text:p>21,218<text:s/></text:p>
          </table:table-cell>
          <table:table-cell office:value-type="float" office:value="43019" table:style-name="ce6">
            <text:p>43,019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15294" table:style-name="ce6">
            <text:p>15,294<text:s/></text:p>
          </table:table-cell>
          <table:table-cell office:value-type="float" office:value="47528" table:style-name="ce6">
            <text:p>47,528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30938" table:style-name="ce6">
            <text:p>30,938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23415" table:style-name="ce6">
            <text:p>23,415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4446" table:style-name="ce6">
            <text:p>4,446<text:s/></text:p>
          </table:table-cell>
          <table:table-cell table:number-columns-repeated="16264"/>
        </table:table-row>
        <table:table-row table:style-name="ro2">
          <table:table-cell office:value-type="date" office:date-value="2022-09-20T00:00:00" table:style-name="ce5">
            <text:p>2022/9/20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35252" table:style-name="ce6">
            <text:p>35,252<text:s/></text:p>
          </table:table-cell>
          <table:table-cell office:value-type="float" office:value="33454" table:style-name="ce6">
            <text:p>33,454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21743" table:style-name="ce6">
            <text:p>21,743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28134" table:style-name="ce6">
            <text:p>28,134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30271" table:style-name="ce6">
            <text:p>30,271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9963" table:style-name="ce6">
            <text:p>19,963<text:s/></text:p>
          </table:table-cell>
          <table:table-cell office:value-type="float" office:value="98437" table:style-name="ce6">
            <text:p>98,437<text:s/></text:p>
          </table:table-cell>
          <table:table-cell office:value-type="float" office:value="33641" table:style-name="ce6">
            <text:p>33,641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35408" table:style-name="ce6">
            <text:p>35,408<text:s/></text:p>
          </table:table-cell>
          <table:table-cell office:value-type="float" office:value="22992" table:style-name="ce6">
            <text:p>22,992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44079" table:style-name="ce6">
            <text:p>44,079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28070" table:style-name="ce6">
            <text:p>28,070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49209" table:style-name="ce6">
            <text:p>49,209<text:s/></text:p>
          </table:table-cell>
          <table:table-cell office:value-type="float" office:value="18089" table:style-name="ce6">
            <text:p>18,089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2831" table:style-name="ce6">
            <text:p>32,831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567" table:style-name="ce6">
            <text:p>4,567<text:s/></text:p>
          </table:table-cell>
          <table:table-cell table:number-columns-repeated="16264"/>
        </table:table-row>
        <table:table-row table:style-name="ro2">
          <table:table-cell office:value-type="date" office:date-value="2022-09-21T00:00:00" table:style-name="ce5">
            <text:p>2022/9/21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35393" table:style-name="ce6">
            <text:p>35,393<text:s/></text:p>
          </table:table-cell>
          <table:table-cell office:value-type="float" office:value="34688" table:style-name="ce6">
            <text:p>34,688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15114" table:style-name="ce6">
            <text:p>15,114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28407" table:style-name="ce6">
            <text:p>28,407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3171" table:style-name="ce6">
            <text:p>23,171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98587" table:style-name="ce6">
            <text:p>98,587<text:s/></text:p>
          </table:table-cell>
          <table:table-cell office:value-type="float" office:value="35411" table:style-name="ce6">
            <text:p>35,411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27183" table:style-name="ce6">
            <text:p>27,183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0524" table:style-name="ce6">
            <text:p>30,52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35625" table:style-name="ce6">
            <text:p>35,625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45621" table:style-name="ce6">
            <text:p>45,621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29003" table:style-name="ce6">
            <text:p>29,003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50239" table:style-name="ce6">
            <text:p>50,239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21081" table:style-name="ce6">
            <text:p>21,081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616" table:style-name="ce6">
            <text:p>4,616<text:s/></text:p>
          </table:table-cell>
          <table:table-cell table:number-columns-repeated="16264"/>
        </table:table-row>
        <table:table-row table:style-name="ro2">
          <table:table-cell office:value-type="date" office:date-value="2022-09-22T00:00:00" table:style-name="ce5">
            <text:p>2022/9/22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35744" table:style-name="ce6">
            <text:p>35,744<text:s/></text:p>
          </table:table-cell>
          <table:table-cell office:value-type="float" office:value="34317" table:style-name="ce6">
            <text:p>34,317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30374" table:style-name="ce6">
            <text:p>30,374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100135" table:style-name="ce6">
            <text:p>100,135<text:s/></text:p>
          </table:table-cell>
          <table:table-cell office:value-type="float" office:value="36299" table:style-name="ce6">
            <text:p>36,299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31093" table:style-name="ce6">
            <text:p>31,093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30081" table:style-name="ce6">
            <text:p>30,081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22258" table:style-name="ce6">
            <text:p>22,258<text:s/></text:p>
          </table:table-cell>
          <table:table-cell office:value-type="float" office:value="44893" table:style-name="ce6">
            <text:p>44,893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27107" table:style-name="ce6">
            <text:p>27,107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52706" table:style-name="ce6">
            <text:p>52,706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32814" table:style-name="ce6">
            <text:p>32,814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4462" table:style-name="ce6">
            <text:p>4,462<text:s/></text:p>
          </table:table-cell>
          <table:table-cell table:number-columns-repeated="16264"/>
        </table:table-row>
        <table:table-row table:style-name="ro2">
          <table:table-cell office:value-type="date" office:date-value="2022-09-23T00:00:00" table:style-name="ce5">
            <text:p>2022/9/23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36635" table:style-name="ce6">
            <text:p>36,635<text:s/></text:p>
          </table:table-cell>
          <table:table-cell office:value-type="float" office:value="40293" table:style-name="ce6">
            <text:p>40,293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28911" table:style-name="ce6">
            <text:p>28,911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30004" table:style-name="ce6">
            <text:p>30,004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31901" table:style-name="ce6">
            <text:p>31,901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23757" table:style-name="ce6">
            <text:p>23,757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20508" table:style-name="ce6">
            <text:p>120,508<text:s/></text:p>
          </table:table-cell>
          <table:table-cell office:value-type="float" office:value="42554" table:style-name="ce6">
            <text:p>42,554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28482" table:style-name="ce6">
            <text:p>28,48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35369" table:style-name="ce6">
            <text:p>35,369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33575" table:style-name="ce6">
            <text:p>33,575<text:s/></text:p>
          </table:table-cell>
          <table:table-cell office:value-type="float" office:value="37425" table:style-name="ce6">
            <text:p>37,425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23434" table:style-name="ce6">
            <text:p>23,434<text:s/></text:p>
          </table:table-cell>
          <table:table-cell office:value-type="float" office:value="52483" table:style-name="ce6">
            <text:p>52,483<text:s/></text:p>
          </table:table-cell>
          <table:table-cell office:value-type="float" office:value="21445" table:style-name="ce6">
            <text:p>21,445<text:s/></text:p>
          </table:table-cell>
          <table:table-cell office:value-type="float" office:value="31817" table:style-name="ce6">
            <text:p>31,817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60182" table:style-name="ce6">
            <text:p>60,182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28656" table:style-name="ce6">
            <text:p>28,656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33656" table:style-name="ce6">
            <text:p>33,656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885" table:style-name="ce6">
            <text:p>4,885<text:s/></text:p>
          </table:table-cell>
          <table:table-cell table:number-columns-repeated="16264"/>
        </table:table-row>
        <table:table-row table:style-name="ro2">
          <table:table-cell office:value-type="date" office:date-value="2022-09-24T00:00:00" table:style-name="ce5">
            <text:p>2022/9/24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38058" table:style-name="ce6">
            <text:p>38,058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18117" table:style-name="ce6">
            <text:p>118,117<text:s/></text:p>
          </table:table-cell>
          <table:table-cell office:value-type="float" office:value="45436" table:style-name="ce6">
            <text:p>45,436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29464" table:style-name="ce6">
            <text:p>29,464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18127" table:style-name="ce6">
            <text:p>18,127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56458" table:style-name="ce6">
            <text:p>56,458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53465" table:style-name="ce6">
            <text:p>53,465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914" table:style-name="ce6">
            <text:p>2,914<text:s/></text:p>
          </table:table-cell>
          <table:table-cell table:number-columns-repeated="16264"/>
        </table:table-row>
        <table:table-row table:style-name="ro2">
          <table:table-cell office:value-type="date" office:date-value="2022-09-25T00:00:00" table:style-name="ce5">
            <text:p>2022/9/25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20564" table:style-name="ce6">
            <text:p>120,564<text:s/></text:p>
          </table:table-cell>
          <table:table-cell office:value-type="float" office:value="36286" table:style-name="ce6">
            <text:p>36,28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27855" table:style-name="ce6">
            <text:p>27,855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48306" table:style-name="ce6">
            <text:p>48,306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44509" table:style-name="ce6">
            <text:p>44,509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541" table:style-name="ce6">
            <text:p>2,541<text:s/></text:p>
          </table:table-cell>
          <table:table-cell table:number-columns-repeated="16264"/>
        </table:table-row>
        <table:table-row table:style-name="ro2">
          <table:table-cell office:value-type="date" office:date-value="2022-09-26T00:00:00" table:style-name="ce5">
            <text:p>2022/9/26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22224" table:style-name="ce6">
            <text:p>22,224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25654" table:style-name="ce6">
            <text:p>25,654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103801" table:style-name="ce6">
            <text:p>103,801<text:s/></text:p>
          </table:table-cell>
          <table:table-cell office:value-type="float" office:value="32950" table:style-name="ce6">
            <text:p>32,950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19824" table:style-name="ce6">
            <text:p>19,824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22841" table:style-name="ce6">
            <text:p>22,841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29489" table:style-name="ce6">
            <text:p>29,489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34396" table:style-name="ce6">
            <text:p>34,396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22346" table:style-name="ce6">
            <text:p>22,346<text:s/></text:p>
          </table:table-cell>
          <table:table-cell office:value-type="float" office:value="43011" table:style-name="ce6">
            <text:p>43,011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48923" table:style-name="ce6">
            <text:p>48,923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31902" table:style-name="ce6">
            <text:p>31,902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467" table:style-name="ce6">
            <text:p>4,467<text:s/></text:p>
          </table:table-cell>
          <table:table-cell table:number-columns-repeated="16264"/>
        </table:table-row>
        <table:table-row table:style-name="ro2">
          <table:table-cell office:value-type="date" office:date-value="2022-09-27T00:00:00" table:style-name="ce5">
            <text:p>2022/9/27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35829" table:style-name="ce6">
            <text:p>35,829<text:s/></text:p>
          </table:table-cell>
          <table:table-cell office:value-type="float" office:value="33506" table:style-name="ce6">
            <text:p>33,506<text:s/></text:p>
          </table:table-cell>
          <table:table-cell office:value-type="float" office:value="23166" table:style-name="ce6">
            <text:p>23,166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28290" table:style-name="ce6">
            <text:p>28,290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22902" table:style-name="ce6">
            <text:p>22,902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20555" table:style-name="ce6">
            <text:p>20,555<text:s/></text:p>
          </table:table-cell>
          <table:table-cell office:value-type="float" office:value="99072" table:style-name="ce6">
            <text:p>99,072<text:s/></text:p>
          </table:table-cell>
          <table:table-cell office:value-type="float" office:value="34665" table:style-name="ce6">
            <text:p>34,665<text:s/></text:p>
          </table:table-cell>
          <table:table-cell office:value-type="float" office:value="17165" table:style-name="ce6">
            <text:p>17,165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30669" table:style-name="ce6">
            <text:p>30,66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25423" table:style-name="ce6">
            <text:p>25,423<text:s/></text:p>
          </table:table-cell>
          <table:table-cell office:value-type="float" office:value="29541" table:style-name="ce6">
            <text:p>29,541<text:s/></text:p>
          </table:table-cell>
          <table:table-cell office:value-type="float" office:value="35373" table:style-name="ce6">
            <text:p>35,373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28179" table:style-name="ce6">
            <text:p>28,179<text:s/></text:p>
          </table:table-cell>
          <table:table-cell office:value-type="float" office:value="26695" table:style-name="ce6">
            <text:p>26,695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50092" table:style-name="ce6">
            <text:p>50,092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32880" table:style-name="ce6">
            <text:p>32,880<text:s/></text:p>
          </table:table-cell>
          <table:table-cell office:value-type="float" office:value="19404" table:style-name="ce6">
            <text:p>19,404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20183" table:style-name="ce6">
            <text:p>20,183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609" table:style-name="ce6">
            <text:p>4,609<text:s/></text:p>
          </table:table-cell>
          <table:table-cell table:number-columns-repeated="16264"/>
        </table:table-row>
        <table:table-row table:style-name="ro2">
          <table:table-cell office:value-type="date" office:date-value="2022-09-28T00:00:00" table:style-name="ce5">
            <text:p>2022/9/28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35728" table:style-name="ce6">
            <text:p>35,728<text:s/></text:p>
          </table:table-cell>
          <table:table-cell office:value-type="float" office:value="34738" table:style-name="ce6">
            <text:p>34,738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8512" table:style-name="ce6">
            <text:p>28,512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30430" table:style-name="ce6">
            <text:p>30,430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8578" table:style-name="ce6">
            <text:p>18,578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100528" table:style-name="ce6">
            <text:p>100,528<text:s/></text:p>
          </table:table-cell>
          <table:table-cell office:value-type="float" office:value="36247" table:style-name="ce6">
            <text:p>36,247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24314" table:style-name="ce6">
            <text:p>24,314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20094" table:style-name="ce6">
            <text:p>20,094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27887" table:style-name="ce6">
            <text:p>27,887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30559" table:style-name="ce6">
            <text:p>30,55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0364" table:style-name="ce6">
            <text:p>20,364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30253" table:style-name="ce6">
            <text:p>30,253<text:s/></text:p>
          </table:table-cell>
          <table:table-cell office:value-type="float" office:value="35735" table:style-name="ce6">
            <text:p>35,735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45665" table:style-name="ce6">
            <text:p>45,665<text:s/></text:p>
          </table:table-cell>
          <table:table-cell office:value-type="float" office:value="21724" table:style-name="ce6">
            <text:p>21,724<text:s/></text:p>
          </table:table-cell>
          <table:table-cell office:value-type="float" office:value="29051" table:style-name="ce6">
            <text:p>29,051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52236" table:style-name="ce6">
            <text:p>52,236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32963" table:style-name="ce6">
            <text:p>32,963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597" table:style-name="ce6">
            <text:p>4,597<text:s/></text:p>
          </table:table-cell>
          <table:table-cell table:number-columns-repeated="16264"/>
        </table:table-row>
        <table:table-row table:style-name="ro2">
          <table:table-cell office:value-type="date" office:date-value="2022-09-29T00:00:00" table:style-name="ce5">
            <text:p>2022/9/29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34171" table:style-name="ce6">
            <text:p>34,171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29535" table:style-name="ce6">
            <text:p>29,535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28296" table:style-name="ce6">
            <text:p>28,296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0614" table:style-name="ce6">
            <text:p>30,614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99908" table:style-name="ce6">
            <text:p>99,908<text:s/></text:p>
          </table:table-cell>
          <table:table-cell office:value-type="float" office:value="36110" table:style-name="ce6">
            <text:p>36,110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22194" table:style-name="ce6">
            <text:p>22,194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30914" table:style-name="ce6">
            <text:p>30,914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30245" table:style-name="ce6">
            <text:p>30,245<text:s/></text:p>
          </table:table-cell>
          <table:table-cell office:value-type="float" office:value="35784" table:style-name="ce6">
            <text:p>35,784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44626" table:style-name="ce6">
            <text:p>44,626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53316" table:style-name="ce6">
            <text:p>53,316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32930" table:style-name="ce6">
            <text:p>32,930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21215" table:style-name="ce6">
            <text:p>21,215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4663" table:style-name="ce6">
            <text:p>4,663<text:s/></text:p>
          </table:table-cell>
          <table:table-cell table:number-columns-repeated="16264"/>
        </table:table-row>
        <table:table-row table:style-name="ro2">
          <table:table-cell office:value-type="date" office:date-value="2022-09-30T00:00:00" table:style-name="ce5">
            <text:p>2022/9/30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36905" table:style-name="ce6">
            <text:p>36,905<text:s/></text:p>
          </table:table-cell>
          <table:table-cell office:value-type="float" office:value="39950" table:style-name="ce6">
            <text:p>39,950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28745" table:style-name="ce6">
            <text:p>28,745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29860" table:style-name="ce6">
            <text:p>29,860<text:s/></text:p>
          </table:table-cell>
          <table:table-cell office:value-type="float" office:value="24181" table:style-name="ce6">
            <text:p>24,181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32154" table:style-name="ce6">
            <text:p>32,154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20916" table:style-name="ce6">
            <text:p>120,916<text:s/></text:p>
          </table:table-cell>
          <table:table-cell office:value-type="float" office:value="43022" table:style-name="ce6">
            <text:p>43,022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26537" table:style-name="ce6">
            <text:p>26,537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29190" table:style-name="ce6">
            <text:p>29,190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35522" table:style-name="ce6">
            <text:p>35,522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34294" table:style-name="ce6">
            <text:p>34,294<text:s/></text:p>
          </table:table-cell>
          <table:table-cell office:value-type="float" office:value="37278" table:style-name="ce6">
            <text:p>37,278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52836" table:style-name="ce6">
            <text:p>52,836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31554" table:style-name="ce6">
            <text:p>31,554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59071" table:style-name="ce6">
            <text:p>59,071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33907" table:style-name="ce6">
            <text:p>33,907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21866" table:style-name="ce6">
            <text:p>21,866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4990" table:style-name="ce6">
            <text:p>4,990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10-07T07:51:52Z</meta:creation-date>
    <dc:date>2022-10-07T07:52:55Z</dc:date>
  </office:meta>
</office:document-meta>
</file>